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Sawasdee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Sawasde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  <style:text-properties style:font-name="Sawasde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background-color="transparent">
        <style:background-image/>
      </style:paragraph-properties>
      <style:text-properties style:font-name="Courier 10 Pitch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Instalación Tomcat – Solr para Zonales</text:p>
      <text:p text:style-name="P2"/>
      <text:list xml:id="list1033923627" text:style-name="L1">
        <text:list-item>
          <text:p text:style-name="P3">Descargar Tomcat v. 5.5 <text:s/>o 6.x y descomprimir en el directorio donde se desee instalar.</text:p>
        </text:list-item>
        <text:list-item>
          <text:p text:style-name="P3">Editar el archivo PATH_TO_TOMCAT/conf/tomcat-users.xml y agregar las siguientes lineas en la sección &lt;tomcat-users&gt; para poder utilizar el administrador de aplicaciones de Tomcat:</text:p>
          <text:list>
            <text:list-header>
              <text:p text:style-name="P4">&lt;role rolename=”manager” /&gt;</text:p>
              <text:p text:style-name="P4">&lt;user name=”manager” password=”clave_elegida” roles=”manager” /&gt;</text:p>
            </text:list-header>
          </text:list>
        </text:list-item>
        <text:list-item>
          <text:p text:style-name="P3">Descargar apache-solr-1.4.0.tgz y descomprimir en el directorio donde se desee instalar.</text:p>
        </text:list-item>
        <text:list-item>
          <text:p text:style-name="P3">Copiar el archivo PATH_TO_SOLR/dist/apache-solr-1.4.0.war al directorio PATH_TO_TOMCAT</text:p>
        </text:list-item>
        <text:list-item>
          <text:p text:style-name="P3">Renombrar el archivo apache-solr-1.4.0.war a solr.war</text:p>
        </text:list-item>
        <text:list-item>
          <text:p text:style-name="P3">Crear un directorio “zonales” dentro del directorio PATH_TO_SOLR</text:p>
        </text:list-item>
        <text:list-item>
          <text:p text:style-name="P3">Copiar PATH_TO_SOLR/example/solr a PATH_TO_SOLR/zonales/</text:p>
        </text:list-item>
        <text:list-item>
          <text:p text:style-name="P3">En la carpeta TOMCAT_PAHT/conf/Catalina/localhost crear un archivo “solr.xml” e ingresar lo siguiente:</text:p>
          <text:p text:style-name="P4"><text:bookmark-start text:name="__DdeLink__56_1647005065"/>&lt;?xml version="1.0" encoding="utf-8"?&gt; </text:p>
          <text:list>
            <text:list-header>
              <text:p text:style-name="P4">&lt;Context docBase="/PATH_TO_TOMCAT/solr.war" debug="0" crossContext="true"&gt; </text:p>
              <text:p text:style-name="P4">&lt;Environment name="solr/home" type="java.lang.String" value="/PATH_TO_SOLR/zonales/solr" override="true"/&gt;</text:p>
            </text:list-header>
          </text:list>
          <text:p text:style-name="P4">&lt;/Context&gt;<text:bookmark-end text:name="__DdeLink__56_1647005065"/></text:p>
        </text:list-item>
        <text:list-item>
          <text:p text:style-name="P3">En el repositorio, hay un directorio “solr/conf”. Copiar los 3 archivos que alli se encuentran en el directorio /PATH_TO_SOLR/zonales/solr/conf. Sobreescribir los archivos existentes.</text:p>
        </text:list-item>
        <text:list-item>
          <text:p text:style-name="P3">Editar el archivo “data-config.xml” y colocar los datos correspondientes a la conexión con la base de datos en la sección &lt;datasource&gt;. Por ejemplo:</text:p>
          <text:p text:style-name="P4">&lt;dataSource driver="com.mysql.jdbc.Driver" <text:tab/>url="jdbc:mysql://127.0.0.1:3306/zonales-Nacho?<text:tab/>zeroDateTimeBehavior=convertToNull" </text:p>
          <text:list>
            <text:list-item>
              <text:list>
                <text:list-header>
                  <text:p text:style-name="P4">user="zonales" password="zonales" batchSize="-1"/&gt;</text:p>
                </text:list-header>
              </text:list>
            </text:list-item>
          </text:list>
        </text:list-item>
        <text:list-item>
          <text:p text:style-name="P3">Copiar el conector a la base de datos al directorio PATH_TO_TOMCAT/common/lib.</text:p>
          <text:p text:style-name="P3">Para MySQL, el conector es mysql-connector-java-5,1,6-bin.jar y suele encontrarse en la instalación de Netbeans.</text:p>
        </text:list-item>
        <text:list-item>
          <text:p text:style-name="P3">Iniciar Tomcat</text:p>
        </text:list-item>
        <text:list-item>
          <text:p text:style-name="P3">Comprobar que solr está funcionando con el Manager:</text:p>
        </text:list-item>
        <text:list-item>
          <text:p text:style-name="P3">Para indexar los documentos, ejecutar </text:p>
          <text:p text:style-name="P3">http://server:port/solr/dataimporter?command=full-import</text:p>
        </text:list-item>
        <text:list-item>
          <text:p text:style-name="P3">Para comprobar que se indexaron los documentos:</text:p>
          <text:p text:style-name="P3">http://server:port/solr/dataimporter?command=statu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6-01T17:20:51</dc:date>
    <dc:creator>Luis Aita</dc:creator>
    <meta:editing-duration>PT24H48M07S</meta:editing-duration>
    <meta:editing-cycles>94</meta:editing-cycles>
    <meta:generator>OpenOffice.org/3.2$Linux OpenOffice.org_project/320m12$Build-9483</meta:generator>
    <meta:document-statistic meta:table-count="0" meta:image-count="0" meta:object-count="0" meta:page-count="1" meta:paragraph-count="27" meta:word-count="234" meta:character-count="2079"/>
  </office:meta>
</office:document-meta>
</file>